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675" officeooo:paragraph-rsid="0018b675"/>
    </style:style>
    <style:style style:name="P2" style:family="paragraph" style:parent-style-name="Standard">
      <style:text-properties officeooo:rsid="0018b675" officeooo:paragraph-rsid="002370e2"/>
    </style:style>
    <style:style style:name="P3" style:family="paragraph" style:parent-style-name="Standard">
      <style:text-properties officeooo:rsid="0019d27d" officeooo:paragraph-rsid="0019d27d"/>
    </style:style>
    <style:style style:name="P4" style:family="paragraph" style:parent-style-name="Standard">
      <style:text-properties officeooo:rsid="001bb416" officeooo:paragraph-rsid="001bb416"/>
    </style:style>
    <style:style style:name="P5" style:family="paragraph" style:parent-style-name="Standard">
      <style:text-properties officeooo:rsid="001ddc96" officeooo:paragraph-rsid="001ddc96"/>
    </style:style>
    <style:style style:name="T1" style:family="text">
      <style:text-properties officeooo:rsid="0018b675"/>
    </style:style>
    <style:style style:name="T2" style:family="text">
      <style:text-properties officeooo:rsid="0019d27d"/>
    </style:style>
    <style:style style:name="T3" style:family="text">
      <style:text-properties officeooo:rsid="001bb416"/>
    </style:style>
    <style:style style:name="T4" style:family="text">
      <style:text-properties officeooo:rsid="001cbb82"/>
    </style:style>
    <style:style style:name="T5" style:family="text">
      <style:text-properties officeooo:rsid="001ddc96"/>
    </style:style>
    <style:style style:name="T6" style:family="text">
      <style:text-properties officeooo:rsid="002187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5"/><text:span text:style-name="T1">PRIMJER </text:span><text:s text:c="2"/><text:span text:style-name="T1">UGOVORA O KUPOPRODAJI MOTORNOG VOZILA</text:span></text:p>
      <text:p text:style-name="Standard"/>
      <text:p text:style-name="Standard"/>
      <text:p text:style-name="Standard"/>
      <text:p text:style-name="Standard"/>
      <text:p text:style-name="Standard"><text:s text:c="38"/><text:span text:style-name="T1">UGOVOR O PRODAJI MOTORNOG VOZILA</text:span></text:p>
      <text:p text:style-name="Standard"/>
      <text:p text:style-name="Standard"/>
      <text:p text:style-name="Standard"/>
      <text:p text:style-name="P1">Zaključen dana _______________godine u _________________,izmedju _______________</text:p>
      <text:p text:style-name="P1">JMBG___________________,kao prodavca i _____________________,JMBG____________,kao k<text:span text:style-name="T2">upca.</text:span></text:p>
      <text:p text:style-name="P2"><text:s text:c="3"/></text:p>
      <text:p text:style-name="P2">Ugovorne strane su ovim ugovorom usaglisale sledeće činjenice:</text:p>
      <text:p text:style-name="P1"/>
      <text:p text:style-name="P1">1. Prodavac predaje kupcu motono vozilo marke____________u prometu od____________god.,zapremine motora________cm<text:span text:style-name="T6">3</text:span>,broj šasije___________,registarskih oznaka____________.</text:p>
      <text:p text:style-name="P1"/>
      <text:p text:style-name="P1">2. <text:span text:style-name="T2">Kupac se obavezuje da prodavcu isplati cijenu u iznosu od _____________dinara ,prilikom preuzimanja motornog vozila.</text:span></text:p>
      <text:p text:style-name="P1"/>
      <text:p text:style-name="P3">3. <text:span text:style-name="T3">Prodavac garantuje dо preuzimanja motornog vozila i isplate cijene je vlasnik motornog vozila, te da isto nije opterećeno izvršenjem,niti drugim teretima u korist trećeg lica.</text:span></text:p>
      <text:p text:style-name="P3"/>
      <text:p text:style-name="P4">4. Kupac ima pravo i obavezu da prije preuzimanja motornog vozila i isplate <text:span text:style-name="T4">is</text:span>to <text:span text:style-name="T4">i pregleda, te i da i</text:span>znese prigovor zbog mana koje uoči prilikom <text:span text:style-name="T5">pregleda.</text:span></text:p>
      <text:p text:style-name="P4"/>
      <text:p text:style-name="P5">5. Kupac postaje vlasnik motornog vozila nakon zaključenja ugovor i isplate dogovorene cijene.</text:p>
      <text:p text:style-name="P5"/>
      <text:p text:style-name="P5">6. Porez i ostale troškove prenosa snosi kupac.</text:p>
      <text:p text:style-name="P5"/>
      <text:p text:style-name="P5">7. U slučaju eventualnih sporova,nadležan je Osnovni sud u _______________</text:p>
      <text:p text:style-name="P5">.</text:p>
      <text:p text:style-name="P5"/>
      <text:p text:style-name="P5"/>
      <text:p text:style-name="P5"/>
      <text:p text:style-name="P5"/>
      <text:p text:style-name="P5">Prodavac <text:s text:c="94"/>Kupac</text:p>
      <text:p text:style-name="P5"/>
      <text:p text:style-name="P5">__________________ <text:s text:c="71"/>_____________________</text:p>
      <text:p text:style-name="P5"/>
      <text:p text:style-name="P5"/>
      <text:p text:style-name="P5"/>
      <text:p text:style-name="P5"/>
      <text:p text:style-name="P5"><text:s text:c="55"/></text:p>
      <text:p text:style-name="P5"/>
      <text:p text:style-name="P5"><text:s text:c="64"/>U____________,dana________________god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7:25:23.876000000</meta:creation-date>
    <dc:date>2020-11-30T23:29:33.764955200</dc:date>
    <meta:editing-duration>PT38M44S</meta:editing-duration>
    <meta:editing-cycles>7</meta:editing-cycles>
    <meta:generator>LibreOffice/6.3.5.2$Linux_X86_64 LibreOffice_project/dd0751754f11728f69b42ee2af66670068624673</meta:generator>
    <meta:document-statistic meta:table-count="0" meta:image-count="0" meta:object-count="0" meta:page-count="1" meta:paragraph-count="18" meta:word-count="148" meta:character-count="1590" meta:non-whitespace-character-count="1106"/>
  </office:meta>
</office:document-meta>
</file>